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500000014CCD5C4AA58B20A87.png" manifest:media-type="image/png"/>
  <manifest:file-entry manifest:full-path="Pictures/100002010000007600000016B9901EE55AC5DE8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4">
      <style:paragraph-properties fo:line-height="150%"/>
      <style:text-properties style:font-name="Liberation Sans" fo:font-size="12pt" officeooo:rsid="00072b11" officeooo:paragraph-rsid="00072b11" style:font-size-asian="12pt" style:font-size-complex="12pt"/>
    </style:style>
    <style:style style:name="P2" style:family="paragraph" style:parent-style-name="Standard">
      <style:paragraph-properties fo:line-height="150%"/>
      <style:text-properties style:font-name="Liberation Sans" fo:font-size="12pt" officeooo:rsid="00072b11" officeooo:paragraph-rsid="00072b11" style:font-size-asian="12pt" style:font-size-complex="12pt"/>
    </style:style>
    <style:style style:name="P3" style:family="paragraph" style:parent-style-name="Standard">
      <style:paragraph-properties fo:line-height="150%"/>
      <style:text-properties style:font-name="Liberation Sans" fo:font-size="12pt" officeooo:rsid="00072b11" officeooo:paragraph-rsid="000a1db0" style:font-size-asian="12pt" style:font-size-complex="12pt"/>
    </style:style>
    <style:style style:name="P4" style:family="paragraph" style:parent-style-name="Standard">
      <style:paragraph-properties fo:line-height="150%"/>
      <style:text-properties style:font-name="Liberation Sans" fo:font-size="12pt" officeooo:rsid="0006d253" officeooo:paragraph-rsid="0006d253" style:font-size-asian="12pt" style:font-size-complex="12pt"/>
    </style:style>
    <style:style style:name="P5" style:family="paragraph" style:parent-style-name="Standard" style:list-style-name="L1">
      <style:paragraph-properties fo:line-height="150%"/>
      <style:text-properties style:font-name="Liberation Sans" fo:font-size="12pt" officeooo:rsid="0006d253" officeooo:paragraph-rsid="0006d253" style:font-size-asian="12pt" style:font-size-complex="12pt"/>
    </style:style>
    <style:style style:name="P6" style:family="paragraph" style:parent-style-name="Standard" style:list-style-name="L2">
      <style:paragraph-properties fo:line-height="150%"/>
      <style:text-properties style:font-name="Liberation Sans" fo:font-size="12pt" officeooo:paragraph-rsid="0006d253" style:font-size-asian="12pt" style:font-size-complex="12pt"/>
    </style:style>
    <style:style style:name="P7" style:family="paragraph" style:parent-style-name="Standard" style:list-style-name="L3">
      <style:paragraph-properties fo:line-height="150%"/>
      <style:text-properties style:font-name="Liberation Sans" fo:font-size="12pt" officeooo:paragraph-rsid="0006d253" style:font-size-asian="12pt" style:font-size-complex="12pt"/>
    </style:style>
    <style:style style:name="P8" style:family="paragraph" style:parent-style-name="Standard">
      <style:paragraph-properties fo:line-height="150%"/>
      <style:text-properties style:font-name="Liberation Sans" fo:font-size="12pt" fo:font-weight="bold" officeooo:rsid="0006d253" officeooo:paragraph-rsid="0006d253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/>
      <style:text-properties style:font-name="Liberation Sans" fo:font-size="12pt" fo:font-weight="bold" officeooo:rsid="00072b11" officeooo:paragraph-rsid="00072b11" style:font-size-asian="12pt" style:font-weight-asian="bold" style:font-size-complex="12pt" style:font-weight-complex="bold"/>
    </style:style>
    <style:style style:name="P10" style:family="paragraph" style:parent-style-name="Standard" style:list-style-name="L5">
      <style:paragraph-properties fo:line-height="150%"/>
      <style:text-properties style:font-name="Liberation Sans" fo:font-size="12pt" fo:font-style="italic" officeooo:rsid="000a1db0" officeooo:paragraph-rsid="000a1db0" style:font-size-asian="12pt" style:font-style-asian="italic" style:font-size-complex="12pt" style:font-style-complex="italic"/>
    </style:style>
    <style:style style:name="P11" style:family="paragraph" style:parent-style-name="Standard">
      <style:paragraph-properties fo:line-height="150%"/>
      <style:text-properties style:font-name="Liberation Sans" fo:font-size="12pt" fo:font-style="italic" officeooo:rsid="000a1db0" officeooo:paragraph-rsid="000a1db0" style:font-size-asian="12pt" style:font-style-asian="italic" style:font-size-complex="12pt" style:font-style-complex="italic"/>
    </style:style>
    <style:style style:name="P12" style:family="paragraph" style:parent-style-name="Standard" style:list-style-name="L6">
      <style:paragraph-properties fo:line-height="150%"/>
      <style:text-properties officeooo:paragraph-rsid="00072b11"/>
    </style:style>
    <style:style style:name="P13" style:family="paragraph" style:parent-style-name="Standard">
      <style:paragraph-properties fo:line-height="150%"/>
      <style:text-properties officeooo:paragraph-rsid="00072b11"/>
    </style:style>
    <style:style style:name="P14" style:family="paragraph" style:parent-style-name="Standard">
      <style:paragraph-properties fo:line-height="150%"/>
      <style:text-properties fo:font-weight="bold" officeooo:rsid="000bf5af" officeooo:paragraph-rsid="000bf5af" style:font-weight-asian="bold" style:font-weight-complex="bold"/>
    </style:style>
    <style:style style:name="P15" style:family="paragraph" style:parent-style-name="Standard">
      <style:paragraph-properties fo:line-height="150%"/>
      <style:text-properties fo:font-weight="normal" officeooo:rsid="000bf5af" officeooo:paragraph-rsid="000bf5af" style:font-weight-asian="normal" style:font-weight-complex="normal"/>
    </style:style>
    <style:style style:name="P16" style:family="paragraph" style:parent-style-name="Standard" style:list-style-name="L8">
      <style:paragraph-properties fo:line-height="150%"/>
      <style:text-properties fo:font-weight="normal" officeooo:rsid="000bf5af" officeooo:paragraph-rsid="000bf5af" style:font-weight-asian="normal" style:font-weight-complex="normal"/>
    </style:style>
    <style:style style:name="P17" style:family="paragraph" style:parent-style-name="Standard" style:list-style-name="L7">
      <style:paragraph-properties fo:line-height="150%"/>
      <style:text-properties officeooo:rsid="000bf5af" officeooo:paragraph-rsid="000bf5af"/>
    </style:style>
    <style:style style:name="P18" style:family="paragraph" style:parent-style-name="Standard">
      <style:paragraph-properties fo:line-height="150%"/>
      <style:text-properties officeooo:rsid="000bf5af" officeooo:paragraph-rsid="000bf5af"/>
    </style:style>
    <style:style style:name="T1" style:family="text">
      <style:text-properties officeooo:rsid="0006d253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0072b11" style:font-size-asian="12pt" style:font-size-complex="12pt"/>
    </style:style>
    <style:style style:name="T4" style:family="text">
      <style:text-properties style:font-name="Liberation Sans" fo:font-size="12pt" officeooo:rsid="000a5188" style:font-size-asian="12pt" style:font-size-complex="12pt"/>
    </style:style>
    <style:style style:name="T5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athematische Grundlagen der Kryptografie</text:p>
      <text:list xml:id="list1839137288" text:style-name="L1">
        <text:list-item>
          <text:p text:style-name="P5">Primzahlen</text:p>
        </text:list-item>
        <text:list-item>
          <text:p text:style-name="P5">Primfaktorzerlegung</text:p>
        </text:list-item>
        <text:list-item>
          <text:p text:style-name="P5">Teilbarkeit</text:p>
        </text:list-item>
        <text:list-item>
          <text:p text:style-name="P5">Modulo-Funktion</text:p>
        </text:list-item>
        <text:list-item>
          <text:p text:style-name="P5"><text:s/>Kongruenzen </text:p>
        </text:list-item>
        <text:list-item>
          <text:p text:style-name="P5">Rechengesetze</text:p>
        </text:list-item>
      </text:list>
      <text:p text:style-name="P4"/>
      <text:p text:style-name="P8">Primzahlen: </text:p>
      <text:list xml:id="list3438743179" text:style-name="L2">
        <text:list-item>
          <text:p text:style-name="P6"><text:span text:style-name="T1">Eine Primzahl ist eine Zahl die größer als eins ist und nur durch sich selbst und eins teilbar ist.</text:span></text:p>
        </text:list-item>
      </text:list>
      <text:p text:style-name="P4"/>
      <text:p text:style-name="P8">Primfaktorzerlegung:</text:p>
      <text:list xml:id="list4065777128" text:style-name="L3">
        <text:list-item>
          <text:p text:style-name="P7"><text:span text:style-name="T1">Jede natürliche Zahl die größer als eins ist und selbst keine Primzahl ist, lässt sich als ein Produkt von mindestens zwei Primzahlen schreiben. </text:span></text:p>
        </text:list-item>
      </text:list>
      <text:p text:style-name="P4"/>
      <text:p text:style-name="P4"><text:tab/>Beispiel:</text:p>
      <text:p text:style-name="P4"><text:tab/>60= 2*30 = 2*2*15= 2²*3*5</text:p>
      <text:p text:style-name="P4"/>
      <text:p text:style-name="P8">Teilbarkeit:</text:p>
      <text:list xml:id="list2358527735" text:style-name="L4">
        <text:list-item>
          <text:p text:style-name="P1">Eine ganze Zahl a ist durch eine andere ganze Zahl b teilbar, wenn bei der Division a:b kein Rest entsteht.</text:p>
        </text:list-item>
      </text:list>
      <text:p text:style-name="P2"/>
      <text:p text:style-name="P2"><text:tab/>Beispiel:</text:p>
      <text:p text:style-name="P2"/>
      <text:p text:style-name="P3"><text:tab/>Teilbar:<text:tab/><text:tab/><text:tab/><text:tab/>8:4 = 2</text:p>
      <text:p text:style-name="P3"><text:tab/>Nicht Teilbar (mit Rest):<text:tab/>8:7= 1 r 1</text:p>
      <text:p text:style-name="P3"/>
      <text:list xml:id="list1826633439" text:style-name="L5">
        <text:list-item>
          <text:p text:style-name="P10">Teiler einer Zahl: ggT (größter gemeinsamer Teiler)</text:p>
        </text:list-item>
      </text:list>
      <text:p text:style-name="P11"><text:tab/></text:p>
      <text:p text:style-name="P11"><text:tab/>Beispiel: </text:p>
      <text:p text:style-name="P11"><text:tab/></text:p>
      <text:p text:style-name="P11"><text:tab/>gemeinsame Teiler von 12 und 18: 1,2,3,6</text:p>
      <text:p text:style-name="P11"/>
      <text:p text:style-name="P11"><text:tab/>größter gemeinsame Teiler von 12 und 18 : ggT(12,18) = 6</text:p>
      <text:p text:style-name="P2"><text:soft-page-break/></text:p>
      <text:p text:style-name="P9">Die Modulo funktion:</text:p>
      <text:p text:style-name="P2">Die Modulo-Funktion:</text:p>
      <text:p text:style-name="P2"/>
      <text:list xml:id="list1844694727" text:style-name="L6">
        <text:list-item>
          <text:p text:style-name="P12"><text:span text:style-name="T3">a mod m ist der Rest, den eine Zahl bei der Division durch eine Zahl lässt. Es gibt also eine Zahl k mit a=k*m+r</text:span></text:p>
        </text:list-item>
        <text:list-item>
          <text:p text:style-name="P12"><text:span text:style-name="T3">Der Rest r kann also nur die Werte 0 bis m-1 annehmen.</text:span></text:p>
        </text:list-item>
        <text:list-item>
          <text:p text:style-name="P12"><text:span text:style-name="T3">Die Zahl m , durch die dividiert wird, nennt sich Modul.</text:span></text:p>
        </text:list-item>
      </text:list>
      <text:p text:style-name="P13"><text:span text:style-name="T3"/></text:p>
      <text:p text:style-name="P13"><text:span text:style-name="T3"><text:tab/></text:span><text:span text:style-name="T4">Beispiel: 19 mod 5 = 5, da 19:5 = 3 (Rest 4)</text:span></text:p>
      <text:p text:style-name="P13"><text:span text:style-name="T4"/></text:p>
      <text:p text:style-name="P14"><text:span text:style-name="T4">K</text:span><text:span text:style-name="T2">ongruenzen:</text:span></text:p>
      <text:list xml:id="list733482122" text:style-name="L7">
        <text:list-item>
          <text:p text:style-name="P17"><text:span text:style-name="T6">Sei m &gt; 1 eine natürliche Zahl. Lassen zwei ganze Zahlen a und b bei der Division durch m den gleichen Rest, dann nennt man a und b </text:span><text:span text:style-name="T5">kongurent modulo m</text:span><text:span text:style-name="T6"> und schreibt dafür kurz: </text:span><draw:frame draw:style-name="fr1" draw:name="Image1" text:anchor-type="char" svg:x="2.1902in" svg:y="0.5728in" svg:width="1.2291in" svg:height="0.2291in" draw:z-index="0"><draw:image xlink:href="Pictures/100002010000007600000016B9901EE55AC5DE8B.png" xlink:type="simple" xlink:show="embed" xlink:actuate="onLoad" loext:mime-type="image/png"/></draw:frame></text:p>
        </text:list-item>
      </text:list>
      <text:p text:style-name="P18"><text:span text:style-name="T6"/></text:p>
      <text:p text:style-name="P18"><text:span text:style-name="T6"><text:tab/>Beispiel: </text:span><draw:frame draw:style-name="fr1" draw:name="Image2" text:anchor-type="char" svg:x="1.2689in" svg:y="0.0311in" svg:width="4.8854in" svg:height="0.2083in" draw:z-index="1"><draw:image xlink:href="Pictures/10000201000001D500000014CCD5C4AA58B20A87.png" xlink:type="simple" xlink:show="embed" xlink:actuate="onLoad" loext:mime-type="image/png"/></draw:frame><text:span text:style-name="T6"><text:line-break/></text:span></text:p>
      <text:p text:style-name="P14"><text:span text:style-name="T2">Rechengesetze für Modulo-Funktionen:</text:span></text:p>
      <text:list xml:id="list966688352" text:style-name="L8">
        <text:list-item>
          <text:p text:style-name="P16"><text:span text:style-name="T2">(x+y) mod m = ((x mod m) + (y mod m)) mod m</text:span></text:p>
        </text:list-item>
        <text:list-item>
          <text:p text:style-name="P16"><text:span text:style-name="T2">(x*y) mod m = ((y mod m) * (y mod m)) mod m</text:span></text:p>
        </text:list-item>
      </text:list>
      <text:p text:style-name="P15"><text:span text:style-name="T2"/></text:p>
      <text:p text:style-name="P15"><text:span text:style-name="T2"><text:tab/>Beispiel: <text:tab/></text:span></text:p>
      <text:p text:style-name="P15"><text:span text:style-name="T2"><text:tab/>23 mod 5 = (12+11) mod 5 = ((12 mod 5) + (11 mod 5)) mod 5 = (2+1) mod 5 = 5 <text:tab/>mod 5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2:24:27.243010414</meta:creation-date>
    <dc:date>2021-11-25T05:39:07.655427235</dc:date>
    <meta:editing-duration>PT1H4M46S</meta:editing-duration>
    <meta:editing-cycles>5</meta:editing-cycles>
    <meta:generator>LibreOffice/6.4.7.2$Linux_X86_64 LibreOffice_project/40$Build-2</meta:generator>
    <meta:document-statistic meta:table-count="0" meta:image-count="2" meta:object-count="0" meta:page-count="2" meta:paragraph-count="38" meta:word-count="294" meta:character-count="1534" meta:non-whitespace-character-count="1266"/>
  </office:meta>
</office:document-meta>
</file>